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7 2412">
            <text:p>test_Parser(primitives): 1,7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7">
            <text:p>1,7 sec</text:p>
          </table:table-cell>
          <table:table-cell table:style-name="ce162" table:formula="of:=TESTSTAT(&quot;count&quot;; [.B46])" office:value-type="float" office:value="2412">
            <text:p>2412</text:p>
          </table:table-cell>
          <table:table-cell table:style-name="ce164" table:formula="of:=[.E46]/[.D46]" office:value-type="float" office:value="1418.82352941176">
            <text:p>1418,8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8 1546">
            <text:p>test_Parser(multiplicity): 1,8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8">
            <text:p>1,8 sec</text:p>
          </table:table-cell>
          <table:table-cell table:style-name="ce162" table:formula="of:=TESTSTAT(&quot;count&quot;; [.B47])" office:value-type="float" office:value="1546">
            <text:p>1546</text:p>
          </table:table-cell>
          <table:table-cell table:style-name="ce164" table:formula="of:=[.E47]/[.D47]" office:value-type="float" office:value="858.888888888889">
            <text:p>858,9 a/sec</text:p>
          </table:table-cell>
          <table:table-cell table:number-columns-repeated="4"/>
        </table:table-row>
        <table:table-row table:style-name="ro6">
          <table:table-cell/>
          <table:table-cell table:formula="of:=TEST_PARSER(&quot;basic&quot;)" office:value-type="string" office:string-value="test_Parser(basic): 6,6 9107">
            <text:p>test_Parser(basic): 6,6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6">
            <text:p>6,6 sec</text:p>
          </table:table-cell>
          <table:table-cell table:style-name="ce162" table:formula="of:=TESTSTAT(&quot;count&quot;; [.B48])" office:value-type="float" office:value="9107">
            <text:p>9107</text:p>
          </table:table-cell>
          <table:table-cell table:style-name="ce164" table:formula="of:=[.E48]/[.D48]" office:value-type="float" office:value="1379.84848484848">
            <text:p>1379,8 a/sec</text:p>
          </table:table-cell>
          <table:table-cell table:number-columns-repeated="4"/>
        </table:table-row>
        <table:table-row table:style-name="ro6">
          <table:table-cell/>
          <table:table-cell table:formula="of:=TEST_PARSER(&quot;special&quot;)" office:value-type="string" office:string-value="test_Parser(special): 0,9 479">
            <text:p>test_Parser(special): 0,9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9">
            <text:p>0,9 sec</text:p>
          </table:table-cell>
          <table:table-cell table:style-name="ce162" table:formula="of:=TESTSTAT(&quot;count&quot;; [.B49])" office:value-type="float" office:value="479">
            <text:p>479</text:p>
          </table:table-cell>
          <table:table-cell table:style-name="ce164" table:formula="of:=[.E49]/[.D49]" office:value-type="float" office:value="532.222222222222">
            <text:p>532,2 a/sec</text:p>
          </table:table-cell>
          <table:table-cell table:number-columns-repeated="4"/>
        </table:table-row>
        <table:table-row table:style-name="ro6">
          <table:table-cell/>
          <table:table-cell table:formula="of:=TEST_PARSER(&quot;numbers&quot;)" office:value-type="string" office:string-value="test_Parser(numbers): 3,1 3046">
            <text:p>test_Parser(numbers): 3,1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1">
            <text:p>3,1 sec</text:p>
          </table:table-cell>
          <table:table-cell table:style-name="ce162" table:formula="of:=TESTSTAT(&quot;count&quot;; [.B50])" office:value-type="float" office:value="3046">
            <text:p>3046</text:p>
          </table:table-cell>
          <table:table-cell table:style-name="ce164" table:formula="of:=[.E50]/[.D50]" office:value-type="float" office:value="982.58064516129">
            <text:p>982,6 a/sec</text:p>
          </table:table-cell>
          <table:table-cell table:number-columns-repeated="4"/>
        </table:table-row>
        <table:table-row table:style-name="ro6">
          <table:table-cell/>
          <table:table-cell table:formula="of:=TEST_PARSER(&quot;types&quot;)" office:value-type="string" office:string-value="test_Parser(types): 6,8 11149">
            <text:p>test_Parser(types): 6,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8">
            <text:p>6,8 sec</text:p>
          </table:table-cell>
          <table:table-cell table:style-name="ce162" table:formula="of:=TESTSTAT(&quot;count&quot;; [.B51])" office:value-type="float" office:value="11149">
            <text:p>11149</text:p>
          </table:table-cell>
          <table:table-cell table:style-name="ce164" table:formula="of:=[.E51]/[.D51]" office:value-type="float" office:value="1639.55882352941">
            <text:p>1639,6 a/sec</text:p>
          </table:table-cell>
          <table:table-cell table:number-columns-repeated="4"/>
        </table:table-row>
        <table:table-row table:style-name="ro6">
          <table:table-cell table:number-columns-repeated="3"/>
          <table:table-cell table:style-name="ce161" table:formula="of:=SUM([.D46:.D51])" office:value-type="float" office:value="20.9">
            <text:p>20,9 sec</text:p>
          </table:table-cell>
          <table:table-cell table:style-name="ce163" table:formula="of:=SUM([.E46:.E51])" office:value-type="float" office:value="27739">
            <text:p>27739</text:p>
          </table:table-cell>
          <table:table-cell table:style-name="ce165" table:formula="of:=[.E52]/[.D52]" office:value-type="float" office:value="1327.22488038278">
            <text:p>1327,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8,8 27734">
            <text:p>test_Parser(all): 18,8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8.8">
            <text:p>18,8 sec</text:p>
          </table:table-cell>
          <table:table-cell table:style-name="ce162" table:formula="of:=TESTSTAT(&quot;count&quot;; [.B54])" office:value-type="float" office:value="27734">
            <text:p>27734</text:p>
          </table:table-cell>
          <table:table-cell table:style-name="ce164" table:formula="of:=[.E54]/[.D54]" office:value-type="float" office:value="1475.21276595745">
            <text:p>1475,2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3">23.05.2017</text:date>, <text:time>19:22:0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3T19:22:04.14</dc:date>
    <meta:editing-duration>P161DT1H19M50S</meta:editing-duration>
    <meta:editing-cycles>699</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 the nr of typeArgs
	dataCtors As DataCtor Array
End Type

Type DataType
	str		 As String	' debugger shows that in inspector
	typeArgs As Array
	typeCtor As TypeCtor
End Type

Type DataCtor
	tag		 As String
	str		 As String	' debugger shows that in inspector
	_name	 As String	' see TypeCtor._name
	typeCtor As TypeCtor
	argTypes As Array
	arity    As Integer
End Type



Const DataCtor_name     = 0
Const DataCtor_argTypes = 1
Const DataCtor_typeCtor = 2

Const DataTypeCtor_name  	 = 0
Const DataTypeCtor_arity 	 = 1
Const DataTypeCtor_dataCtors = 2

		
Type DataValue
	str		 As String	' debugger shows that in inspector
	ctor	 As DataCtor
	fields   As Array
End Type

Sub Main
	[test_Type======================================]
End Sub


Function _newDataValue(ctor As DataValue, ByRef args As Array)
	Dim out As New DataValue
	out.ctor   = ctor
	out.fields = args
	If Not(isNull(ctor)) Then
		_validate(out)
	End If
	_newDataValu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_validate(v As DataValue)
	Dim a As Integer : a = LBound(v.fields)
	If a &lt;&gt; 0 Then
		croak("_validate " &amp; ctor.fields(DataCtor_name) &amp; ":" _
			&amp; NL &amp; "expected 0-based args Array" _
			&amp; NL &amp; "but got a " &amp; a &amp; "-based one: " _
			&amp; NL &amp; toString(v.fields) _
		)
	End If
	Goto _validate_check_count_only	' can comment out
	'Goto _validate_check_types		' can comment out

_validate_end:	' to make "no-checks" the shortest path
	Exit Function
	
_validate_check_types:
	croak("_validate/type-check: NYI")
	Goto _validate_end
	
_validate_check_count_only:
	Dim x As Integer
	a = UBound(v.fields)
	x = UBound(v.ctor.fields(DataCtor_argTypes))
	If x &lt;&gt; a Then
		x = x + 1
		a = a + 1
		croak("_validate: DataCtor " &amp; v.ctor.fields(DataCtor_name) _
			&amp; " requires " &amp; x &amp; IIf(x = 1, " arg", " args") _
			&amp; " - got " &amp; a _
		)
	End If
	Goto _validate_end
End Function

Function _applyDataCtor_lax(ctor As DataValue, args As Array)
	Dim x As Integer, a As Integer
	a = LBound(args)
	If a &lt;&gt; 0 Then
		croak("_applyDataCtor_lax " &amp; ctor.fields(DataCtor_name) &amp; ":" _
			&amp; NL &amp; "invalid " &amp; a &amp; "-based args Array" _
			&amp; NL &amp; "expected 0-based Array")
	Else
		x = UBound(ctor.fields(DataCtor_argTypes))
		a = UBound(args)
		If a &lt;&gt; x Then
			a = a + 1 : x = x + 1
			croak("_applyDataCtor_lax " &amp; ctor.fields(DataCtor_name) _
				&amp; ":" _
				&amp; NL &amp; "expected " &amp; x &amp; " arg" &amp; IIf(x = 1, "", "s") _
				&amp; " but got " &amp; a _
				&amp; NL &amp; toString(args))
		End If
	End If
	_applyDataCtor_lax = _newDataValue(ctor, args)
End Function

Sub _setTypeCtor(dataCtor As DataValue, dataTypeCtor As DataValue)
	' TODO: check that dataCtor really is a DataCtor
	' TODO: check that dataTypeCtor really is a DatatypeCtor
	dataCtor.fields(DataCtor_typeCtor) = dataTypeCtor
End Sub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isTypeOf(t As Object, v As DataValue)
	Dim out
	out = False
	If Not(isDataValue(t)) Then
		croak("isTypeOf/NYI: test against non-dataType type " &amp; toString(t))
	End If
	If isDataTypeCtor(t) Then
		Dim r As Integer
		r = field(DataTypeCtor_arity, t)
		If (r &lt;&gt; 0) Then
			croak("isTypeOf/NYI: test against not-completely-applied TypeCtor " &amp; toString(t))
		End If
		Dim c  As DataValue : c  = ctorOf(v)
		Dim tc As DataValue : tc = field(DataCtor_typeCtor, c)
		
		out = field(DataTypeCtor_name, tc) = field(DataTypeCtor_name, t)
	Else
		croak("isTypeOf/NYI: test against type " &amp; toString(t))
	End If
	isTypeOf = out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bootStrap()
		
	'test_Type_isDataType()
	'test_Type_TypeCtor()
	'test_Type_DataCtor()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
	Dim cFoo, v
	' let's make something that is (almost) a DataCtor
	cFoo = _newDataValue(Nothing, Array( _
		"Foo", _
		emptyArray, _
		Nothing _
	)
	assertEqual(isDataValue(cFoo), True).x

	' with that we can make a Foo value:
	v = _newDataValue(cFoo, emptyArray)
	assertEqual(isDataValue(v), True).x
	' it has a constructor that ctorOf accepts:
	assertEqual(isDataValue(ctorOf(v)), True).x
	
	' access ctor fields:
	' TODO: why not .fields ?
	Dim c
	c = ctorOf(v)
	assertEqual(           field(DataCtor_name,     c),      "Foo").x
	assert_toString_equals(field(DataCtor_argTypes, c), emptyArray).x
	assertEqual(           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have yet
	' But types (type expressions) may also be type variables. Let's
	' just use plain strings and pretend they're type vars.
	argTypes = Array("String", "List_of_TypeExpr", "TDataTypeCtor")
	cDataCtor = _newDataValue(Nothing, Array(cName, argTypes, Nothing))
	c = cDataCtor
	assertEqual(           field(DataCtor_name,     c), cName).x
	assert_toString_equals(field(DataCtor_argTypes, c), argTypes).x
	assertEqual(           field(DataCtor_typeCtor, c), Nothing).x

	' let's put this in as cFoo's .ctor:
	cFoo.ctor = cDataCtor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So what's the type of cDataCtor, ie what should we put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typeArgs.
	' Let's factor this out:
	cDataTypeCtor = _applyDataCtor_lax(cDataCtor, Array( _
		"DataTypeCtor", _
		Array("String", "Integer", "List_of_DataCtor"), _
		Nothing _
	))
	' The function _applyDataCtor_lax will check if the nr of arguments
	' is correct, but it will NOT try to check their types.
	' It will then create a DataValue and fill in members
	' .ctor and .fields
	assertEqual(isDataValue(cDataTypeCtor), 		True).x
	assertEqual(isDataValue(ctorOf(cDataTypeCtor)), True).x
	assertEqual( _
		field(DataCtor_name, ctorOf(cDataTypeCtor)), _
		field(DataCtor_name, cDataCtor) _
	).x
	assert_toString_equals( _
		field(DataCtor_argTypes, ctorOf(cDataTypeCtor)), _
		field(DataCtor_argTypes, cDataCtor) _
	).x
	' and also - even if still empty:
	assert_toString_equals( _
		field(DataCtor_typeCtor, ctorOf(cDataTypeCtor)), _
		field(DataCtor_typeCtor, cDataCtor) _
	).x
	'TODO: Another repeated pattern is that of making DataValues that serve
	' as DataCtor s:
	'cTypeCtor = _mkDataCtor("DataTypeCtor", Nothing)
	' This will stick in the repeated cDataCtor as .ctor member and
	' Array("String", "Integer", "List_of_DataCtor") as argType field
	
	' Now we'll make a value from that cTypeCtor that'll serve as the
	' type ctor for DataCtor:
	Dim tcDat As DataValue
	tcDat = _applyDataCtor_lax(cDataTypeCtor, Array( _
		"TDataCtor", _
		0, _
		Array(cDataCtor) _
	)
	' Since cDataCtor is a (the only) data ctor of tcDat, cDataCtor's
	' "typeCtor" field points back to tcDat. We could do this by indexing
	' into the .fields member and writing it there, like so:
	' cDataCtor.fields(DataCtor_typeCtor) = tcDat
	' But again, this pointer-fixing will occur everytime we create a new
	' data type (and its constructors), so:
 	assertEqual(field(DataCtor_typeCtor, cDataCtor), Nothing).x
	' was empty, now set it:
	_setTypeCtor(cDataCtor, tcDat)
	' now it's set:
	Dim it
	it = field(DataCtor_typeCtor, cDataCtor)
	assertEqual(isDataValue(it), True).x
	' we also have constants for accessing a DataTypeCtor's fields:	
	assertEqual( _
		field(DataTypeCtor_name, it), _
		field(DataTypeCtor_name, tcDat) ).x
	assertEqual( _
		field(DataTypeCtor_arity, it), _
		field(DataTypeCtor_arity, tcDat) ).x
	assert_toString_equals( _
		field(DataTypeCtor_dataCtors, it), _
		field(DataTypeCtor_dataCtors, tcDat) ).x


	' What's still missing is a typeCtor for cDataTypeCtor. We already
	' have a ctor to construct DataTypeCtor s: cDataTypeCtor. It'll
	' be quite simple again, with only one data ctor (cDataTypeCtor),
	' and name "TDataTypeCtor":
	' TDataTypeCtor = DataTypeCtor String Int (List DataCtor)
	Dim tcTyp As DataValue
	tcTyp = _applyDataCtor_lax(cDataTypeCtor, Array( _
		"TDataTypeCtor", _
		0, _
		Array(cDataTypeCtor) _
	))
	' and fill in the back-pointer:
	_setTypeCtor(cDataTypeCtor, tcTyp)
	
	' Let's go back to old data ctor cFoo. It itself has got a proper
	' constructor (cDataCtor) but no DataTypeCtor in field typeCtor:
	assertEqual(field(DataCtor_typeCtor, cFoo), Nothing).x
	' But before we go on to make one, let's make things a bit more 
	' interesting. Why not give him a brother:
	Dim cBar As DataValue
	cBar = _applyDataCtor_lax(cDataCtor, Array( _
		"Bar", _
		emptyArray, _
		Nothing _
	)
	' Bar just looks like his twin Foo, only the names are different.
	' Of course they have the same "parent":
	Dim tcFooOrBar As DataValue
	tcFooOrBar = _applyDataCtor_lax(cDataTypeCtor, Array( _
		"FooOrBar", _
		0, _
		Array(cFoo, cBar) _
	)
	_setTypeCtor(cFoo, tcFooOrBar)
	_setTypeCtor(cBar, tcFooOrBar)
	' FooOrBar = Foo | Bar
	' We can now make values of type FooOrBar
	Dim x, y, z
	x = _applyDataCtor_lax(cFoo, Array())
	y = _applyDataCtor_lax(cBar, Array())
	z = _applyDataCtor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Typ, tcFooOrBar), True).x
	' Similarly, neither cFoo nor cBar are FooBar s:
	assertEqual(isTypeOf(tcFooOrBar, cFoo), False).x
	assertEqual(isTypeOf(tcFooOrBar, cBar), False).x
	' They're data constructors:
	assertEqual(isTypeOf(tcDat, cFoo), True).x
	assertEqual(isTypeOf(tcDat, cBar), True).x
	
	
End Function



' ##############################################
Function test_Type_DataValue_old()	
	Dim tc, dt
	Dim c1, c2
	Dim v1, v2
	
	tc = _newTypeCtor("TC_Unit", 0, Array( _
		"_Unit", Array() _
	))
	dt = applyTC(tc, Array())
	c1 = tc.dataCtors(0)
	assertEqual(c1.arity, 0).x
	
	v1 = applyDC(c1)
	assertEqual(DataCtor_equ(v1.ctor, c1), True).x
	assertEqual(UBound(v1.fields), UBound(Array())).x
	v1 = applyDC(c1, Array())

	show(v1.ctor.str, c1.str)
	assertEqual(DataType_equ(v1.dataType, dt), Tru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Dim o As Object
	o = New TTest_Foo
	assertEqual(isDataType(o), False).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